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12.176cm" svg:x="0.026cm" svg:y="0.968cm" svg:viewBox="0 0 14061 12177" svg:d="M14061 12177l-7031-12177M7030 0l-7030 12177M0 12177h1406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